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EngineServlet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OutputStream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OutputStream.JSPEngineServl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EngineServletOutputStream.to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